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paragraph-rsid="001372d4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paragraph-rsid="0016c9f4" style:font-size-asian="14pt" style:font-weight-asian="bold" style:font-size-complex="16pt" style:font-weight-complex="bold"/>
    </style:style>
    <style:style style:name="T1" style:family="text">
      <style:text-properties officeooo:rsid="0011ba0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1ba0e" style:font-weight-asian="normal" style:font-weight-complex="normal"/>
    </style:style>
    <style:style style:name="T4" style:family="text">
      <style:text-properties fo:font-weight="normal" officeooo:rsid="001546e2" style:font-weight-asian="normal" style:font-weight-complex="normal"/>
    </style:style>
    <style:style style:name="T5" style:family="text">
      <style:text-properties fo:font-weight="normal" officeooo:rsid="0011ba0e" style:font-size-asian="14pt" style:font-weight-asian="normal" style:font-weight-complex="normal"/>
    </style:style>
    <style:style style:name="T6" style:family="text">
      <style:text-properties fo:font-weight="normal" officeooo:rsid="001372d4" style:font-size-asian="14pt" style:font-weight-asian="normal" style:font-weight-complex="normal"/>
    </style:style>
    <style:style style:name="T7" style:family="text">
      <style:text-properties fo:font-size="16pt" officeooo:rsid="0011ba0e" style:font-size-asian="14pt" style:font-size-complex="16pt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fo:font-weight="normal" officeooo:rsid="001372d4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546e2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16c9f4" style:font-size-asian="12.25pt" style:font-weight-asian="normal" style:font-size-complex="14pt" style:font-weight-complex="normal"/>
    </style:style>
    <style:style style:name="T12" style:family="text">
      <style:text-properties officeooo:rsid="001372d4"/>
    </style:style>
    <style:style style:name="T13" style:family="text">
      <style:text-properties officeooo:rsid="001546e2"/>
    </style:style>
    <style:style style:name="T14" style:family="text">
      <style:text-properties officeooo:rsid="0016c9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<text:span text:style-name="T1">Overall System Description (with top-down approach)</text:span></text:p>
      <text:p text:style-name="P1"><text:tab/><text:span text:style-name="T2">-</text:span><text:span text:style-name="T3">System and subsystem level</text:span></text:p>
      <text:p text:style-name="P1"><text:span text:style-name="T3"><text:tab/><text:tab/>-Block diagrams</text:span></text:p>
      <text:p text:style-name="P1"><text:span text:style-name="T3"><text:tab/><text:tab/>-Flow charts</text:span></text:p>
      <text:p text:style-name="P1"><text:span text:style-name="T3"><text:tab/><text:tab/>-3D drawings</text:span></text:p>
      <text:p text:style-name="P1"><text:span text:style-name="T3"><text:s/><text:tab/>-All control and sata signals with their feedback paths</text:span></text:p>
      <text:p text:style-name="P1"><text:span text:style-name="T3"/></text:p>
      <text:p text:style-name="P1"><text:span text:style-name="T3"/></text:p>
      <text:p text:style-name="P2">-<text:span text:style-name="T1">Technical Specifications</text:span></text:p>
      <text:p text:style-name="P1"/>
      <text:p text:style-name="P1"/>
      <text:p text:style-name="P2">-<text:span text:style-name="T1">Design Modifications (changes since the CDR)</text:span></text:p>
      <text:p text:style-name="P1"><text:tab/>-<text:span text:style-name="T3">Design changes</text:span></text:p>
      <text:p text:style-name="P1"><text:span text:style-name="T3"><text:tab/><text:tab/>-4 wheel, 4 motor drive system</text:span></text:p>
      <text:p text:style-name="P1"><text:span text:style-name="T3"><text:tab/><text:tab/>-Solar panel inside the box</text:span></text:p>
      <text:p text:style-name="P1"><text:span text:style-name="T3"><text:tab/><text:tab/>-Chassis changed</text:span></text:p>
      <text:p text:style-name="P1"><text:span text:style-name="T3"/></text:p>
      <text:p text:style-name="P1"><text:span text:style-name="T3"><text:tab/>-Updated Standards</text:span></text:p>
      <text:p text:style-name="P1"><text:span text:style-name="T3"><text:tab/><text:tab/>-IR visibility marker/flags</text:span></text:p>
      <text:p text:style-name="P1"><text:span text:style-name="T3"><text:tab/><text:tab/>-width of the green rectangle</text:span></text:p>
      <text:p text:style-name="P1"><text:span text:style-name="T3"><text:tab/><text:tab/>-7 segment inside the box</text:span></text:p>
      <text:p text:style-name="P1"><text:span text:style-name="T3"/></text:p>
      <text:p text:style-name="P1"><text:span text:style-name="T3"/></text:p>
      <text:p text:style-name="P1"><text:span text:style-name="T3">-</text:span><text:span text:style-name="T7">Compability Analysis of Sub-blocks</text:span></text:p>
      <text:p text:style-name="P1"><text:span text:style-name="T7"><text:tab/></text:span><text:span text:style-name="T3">-Inter lib communication</text:span></text:p>
      <text:p text:style-name="P1"><text:span text:style-name="T3"><text:tab/>-</text:span><text:span text:style-name="T5">RPI --- Arduino standarts ---- UART</text:span></text:p>
      <text:p text:style-name="P1"><text:span text:style-name="T5"><text:tab/></text:span><text:span text:style-name="T6">(Signal interfaces must be described clearly)</text:span></text:p>
      <text:p text:style-name="P1"><text:span text:style-name="T6"/></text:p>
      <text:p text:style-name="P1"><text:span text:style-name="T6"/></text:p>
      <text:p text:style-name="P3">-<text:span text:style-name="T12">Compliance with Requirements</text:span></text:p>
      <text:p text:style-name="P3"><text:tab/>-<text:span text:style-name="T9">Design Requirements</text:span></text:p>
      <text:p text:style-name="P3"><text:span text:style-name="T9"><text:tab/><text:tab/>-follow robot infront</text:span></text:p>
      <text:p text:style-name="P3"><text:span text:style-name="T9"><text:tab/><text:tab/><text:tab/>-normal distance: 20 cm</text:span></text:p>
      <text:p text:style-name="P3"><text:span text:style-name="T9"><text:tab/><text:tab/><text:tab/>-normal speed: 12 cm/s</text:span></text:p>
      <text:p text:style-name="P3"><text:span text:style-name="T9"><text:tab/><text:tab/>-leave the line on externally received command</text:span></text:p>
      <text:p text:style-name="P3"><text:span text:style-name="T9"><text:tab/><text:tab/><text:tab/>-within 15 sec</text:span></text:p>
      <text:p text:style-name="P3"><text:span text:style-name="T9"><text:tab/><text:tab/><text:tab/>-maintain lateral distance of 10 cm from convoy</text:span></text:p>
      <text:p text:style-name="P3"><text:span text:style-name="T9"><text:tab/><text:tab/>-rejoin the convoy as the last robot</text:span></text:p>
      <text:p text:style-name="P3"><text:span text:style-name="T9"/></text:p>
      <text:p text:style-name="P3"><text:span text:style-name="T9"><text:tab/><text:tab/>-Physical Dimensions</text:span></text:p>
      <text:p text:style-name="P3"><text:span text:style-name="T9"><text:tab/><text:tab/><text:tab/>-fit inside 30 cm diameter cylinder placed vertically</text:span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oft-page-break/><text:span text:style-name="T9"><text:tab/>-Design Decisions According to the Requirements(give details)</text:span></text:p>
      <text:p text:style-name="P4"><text:tab/><text:tab/>-<text:span text:style-name="T9">all the sensors and diff drive</text:span></text:p>
      <text:p text:style-name="P4"><text:span text:style-name="T9"><text:tab/><text:tab/>-distance sensor IR</text:span></text:p>
      <text:p text:style-name="P4"><text:span text:style-name="T9"><text:tab/><text:tab/>-IP to get distance and direction</text:span></text:p>
      <text:p text:style-name="P4"><text:span text:style-name="T9"><text:tab/><text:tab/>-38 kHz IR receiver</text:span></text:p>
      <text:p text:style-name="P4"><text:span text:style-name="T9"><text:tab/><text:tab/>-(cant read?) motors</text:span></text:p>
      <text:p text:style-name="P4"><text:span text:style-name="T9"><text:tab/><text:tab/>-solar panel to detect laser</text:span></text:p>
      <text:p text:style-name="P4"><text:span text:style-name="T9"><text:tab/><text:tab/>-made custom chassis </text:span></text:p>
      <text:p text:style-name="P4"><text:span text:style-name="T9"/></text:p>
      <text:p text:style-name="P4"><text:span text:style-name="T9"><text:tab/>-Possible Error Sources</text:span></text:p>
      <text:p text:style-name="P4"><text:span text:style-name="T9"><text:tab/><text:tab/>-</text:span><text:span text:style-name="T10">HSV to minimize color change</text:span></text:p>
      <text:p text:style-name="P4"><text:span text:style-name="T10"><text:tab/><text:tab/>-environmental light</text:span></text:p>
      <text:p text:style-name="P4"><text:span text:style-name="T10"><text:tab/><text:tab/>-uneven surface</text:span></text:p>
      <text:p text:style-name="P4"><text:span text:style-name="T10"><text:tab/><text:tab/>-4 wheels</text:span></text:p>
      <text:p text:style-name="P4"><text:span text:style-name="T10"><text:tab/><text:tab/>-noise in sensors</text:span></text:p>
      <text:p text:style-name="P4"><text:span text:style-name="T10"><text:tab/><text:tab/>-low pass filters</text:span></text:p>
      <text:p text:style-name="P4"><text:span text:style-name="T10"><text:tab/><text:tab/>-combining data from multiple sensors</text:span></text:p>
      <text:p text:style-name="P4"><text:span text:style-name="T10"/></text:p>
      <text:p text:style-name="P4">-<text:span text:style-name="T13">Test Procedures and Assesment of Test Results(with encountered problems and proposed solutions)</text:span></text:p>
      <text:p text:style-name="P4"/>
      <text:p text:style-name="P5"><text:span text:style-name="T10"><text:s/><text:tab/>TP:</text:span></text:p>
      <text:p text:style-name="P4"><text:tab/>-<text:span text:style-name="T10">Image Processing</text:span></text:p>
      <text:p text:style-name="P4"><text:span text:style-name="T10"><text:tab/><text:tab/>Objective: <text:s/>1. Determine Distance,Direction,Orientation</text:span></text:p>
      <text:p text:style-name="P4"><text:span text:style-name="T10"><text:tab/><text:tab/><text:tab/> <text:s text:c="8"/>2.Determine leaving command</text:span></text:p>
      <text:p text:style-name="P4"><text:span text:style-name="T10"/></text:p>
      <text:p text:style-name="P4"><text:span text:style-name="T10"><text:tab/><text:tab/></text:span></text:p>
      <text:p text:style-name="P4"><text:span text:style-name="T10"><text:tab/><text:tab/><text:tab/>1) Color Detection</text:span></text:p>
      <text:p text:style-name="P4"><text:span text:style-name="T10"><text:tab/><text:tab/><text:tab/><text:tab/>-different colors</text:span></text:p>
      <text:p text:style-name="P4"><text:span text:style-name="T10"><text:tab/><text:tab/><text:tab/><text:tab/>-check the range of green that can be detected</text:span></text:p>
      <text:p text:style-name="P4"><text:span text:style-name="T10"><text:tab/><text:tab/><text:tab/><text:tab/>-different lighting conditions</text:span></text:p>
      <text:p text:style-name="P4"><text:span text:style-name="T10"/></text:p>
      <text:p text:style-name="P4"><text:span text:style-name="T10"><text:tab/><text:tab/><text:tab/>1) Rectangle Detection</text:span></text:p>
      <text:p text:style-name="P4"><text:span text:style-name="T10"><text:tab/><text:tab/><text:tab/><text:tab/>-edge detected</text:span></text:p>
      <text:p text:style-name="P4"><text:span text:style-name="T10"><text:tab/><text:tab/><text:tab/><text:tab/>-tried different shapes</text:span></text:p>
      <text:p text:style-name="P4"><text:span text:style-name="T10"/></text:p>
      <text:p text:style-name="P4"><text:span text:style-name="T10"><text:tab/><text:tab/><text:tab/>2) Corner Detection (coordinates)</text:span></text:p>
      <text:p text:style-name="P4"><text:span text:style-name="T10"><text:tab/><text:tab/><text:tab/></text:span></text:p>
      <text:p text:style-name="P4"><text:span text:style-name="T10"><text:tab/><text:tab/><text:tab/>3a) Accuracy of Dist,Dir,Orient</text:span></text:p>
      <text:p text:style-name="P4"><text:span text:style-name="T10"/></text:p>
      <text:p text:style-name="P4"><text:span text:style-name="T10"><text:tab/><text:tab/><text:tab/>3b)Field of view</text:span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oft-page-break/><text:span text:style-name="T10"><text:tab/>-Distance Sensors </text:span></text:p>
      <text:p text:style-name="P4"><text:span text:style-name="T10"><text:tab/><text:tab/>-IR</text:span></text:p>
      <text:p text:style-name="P4"><text:span text:style-name="T10"><text:tab/><text:tab/>-Ultrasonic</text:span></text:p>
      <text:p text:style-name="P4"><text:span text:style-name="T10"/></text:p>
      <text:p text:style-name="P4"><text:span text:style-name="T10"><text:tab/>-Solar Panel</text:span></text:p>
      <text:p text:style-name="P4"><text:span text:style-name="T10"><text:tab/>-Robot Speed</text:span></text:p>
      <text:p text:style-name="P4"><text:span text:style-name="T10"><text:tab/></text:span></text:p>
      <text:p text:style-name="P4"><text:span text:style-name="T10"><text:tab/>-Turning</text:span></text:p>
      <text:p text:style-name="P4"><text:span text:style-name="T10"/></text:p>
      <text:p text:style-name="P4"><text:span text:style-name="T10"><text:tab/>-Leaving (Response Time)</text:span></text:p>
      <text:p text:style-name="P4"><text:span text:style-name="T10"/></text:p>
      <text:p text:style-name="P4"><text:span text:style-name="T10"><text:tab/>-Following</text:span></text:p>
      <text:p text:style-name="P4"><text:span text:style-name="T10"/></text:p>
      <text:p text:style-name="P4"><text:span text:style-name="T10"><text:tab/>-Power Delivery</text:span></text:p>
      <text:p text:style-name="P4"><text:span text:style-name="T10"><text:tab/></text:span></text:p>
      <text:p text:style-name="P4"><text:span text:style-name="T10"/></text:p>
      <text:p text:style-name="P4"><text:span text:style-name="T10"/></text:p>
      <text:p text:style-name="P4">-<text:span text:style-name="T14">Resource Management (may need some addition)</text:span></text:p>
      <text:p text:style-name="P4"><text:tab/>-<text:span text:style-name="T11">Updated budget</text:span></text:p>
      <text:p text:style-name="P4"><text:span text:style-name="T11"><text:tab/>-Power distribution and management</text:span></text:p>
      <text:p text:style-name="P4"><text:span text:style-name="T11"><text:tab/>- Updated Gannt</text:span></text:p>
      <text:p text:style-name="P1"><text:span text:style-name="T3"><text:tab/></text:span></text:p>
      <text:p text:style-name="P1"><text:span text:style-name="T3"><text:tab/></text:span></text:p>
      <text:p text:style-name="P1"><text:span text:style-name="T3"><text:tab/></text:span></text:p>
      <text:p text:style-name="P1"><text:span text:style-name="T3"/></text:p>
      <text:p text:style-name="P1"><text:tab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2:32:10.330191338</meta:creation-date>
    <dc:date>2018-03-06T13:08:12.336137520</dc:date>
    <meta:editing-duration>PT4M19S</meta:editing-duration>
    <meta:editing-cycles>1</meta:editing-cycles>
    <meta:document-statistic meta:table-count="0" meta:image-count="0" meta:object-count="0" meta:page-count="3" meta:paragraph-count="83" meta:word-count="283" meta:character-count="2127" meta:non-whitespace-character-count="1759"/>
    <meta:generator>LibreOffice/5.1.6.2$Linux_X86_64 LibreOffice_project/10m0$Build-2</meta:generator>
  </office:meta>
</office:document-meta>
</file>